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01c39" officeooo:paragraph-rsid="00001c39"/>
    </style:style>
    <style:style style:name="P2" style:family="paragraph" style:parent-style-name="Standard" style:list-style-name="L9">
      <style:text-properties fo:font-weight="normal" officeooo:rsid="0027a847" officeooo:paragraph-rsid="0003bcaf" style:font-weight-asian="normal" style:font-weight-complex="normal"/>
    </style:style>
    <style:style style:name="P3" style:family="paragraph" style:parent-style-name="Standard" style:list-style-name="L9">
      <style:text-properties fo:font-weight="normal" officeooo:rsid="0022acbf" officeooo:paragraph-rsid="0003bcaf" style:font-weight-asian="normal" style:font-weight-complex="normal"/>
    </style:style>
    <style:style style:name="P4" style:family="paragraph" style:parent-style-name="Standard">
      <style:text-properties fo:font-weight="normal" officeooo:rsid="0022acbf" officeooo:paragraph-rsid="0003bcaf" style:font-weight-asian="normal" style:font-weight-complex="normal"/>
    </style:style>
    <style:style style:name="P5" style:family="paragraph" style:parent-style-name="Standard">
      <style:text-properties officeooo:rsid="00017315" officeooo:paragraph-rsid="0003bcaf"/>
    </style:style>
    <style:style style:name="P6" style:family="paragraph" style:parent-style-name="Standard" style:list-style-name="L2">
      <style:text-properties fo:font-weight="bold" officeooo:rsid="00017315" officeooo:paragraph-rsid="0003bcaf" style:font-weight-asian="bold" style:font-weight-complex="bold"/>
    </style:style>
    <style:style style:name="P7" style:family="paragraph" style:parent-style-name="Standard" style:list-style-name="L2">
      <style:text-properties fo:font-weight="bold" officeooo:rsid="0001a1f6" officeooo:paragraph-rsid="0003bcaf" style:font-weight-asian="bold" style:font-weight-complex="bold"/>
    </style:style>
    <style:style style:name="P8" style:family="paragraph" style:parent-style-name="Standard">
      <style:text-properties fo:font-weight="bold" officeooo:rsid="0001a1f6" officeooo:paragraph-rsid="0003bcaf" style:font-weight-asian="bold" style:font-weight-complex="bold"/>
    </style:style>
    <style:style style:name="P9" style:family="paragraph" style:parent-style-name="Standard" style:list-style-name="L6">
      <style:text-properties fo:font-weight="bold" officeooo:rsid="0002851d" officeooo:paragraph-rsid="0003bcaf" style:font-weight-asian="bold" style:font-weight-complex="bold"/>
    </style:style>
    <style:style style:name="P10" style:family="paragraph" style:parent-style-name="Standard">
      <style:text-properties fo:font-weight="bold" officeooo:rsid="0002851d" officeooo:paragraph-rsid="0003bcaf" style:font-weight-asian="bold" style:font-weight-complex="bold"/>
    </style:style>
    <style:style style:name="P11" style:family="paragraph" style:parent-style-name="Standard" style:list-style-name="L7">
      <style:text-properties fo:font-weight="bold" officeooo:rsid="0003d2f8" officeooo:paragraph-rsid="0003bcaf" style:font-weight-asian="bold" style:font-weight-complex="bold"/>
    </style:style>
    <style:style style:name="P12" style:family="paragraph" style:parent-style-name="Standard" style:list-style-name="L7">
      <style:text-properties fo:font-weight="bold" officeooo:rsid="0004039b" officeooo:paragraph-rsid="0003bcaf" style:font-weight-asian="bold" style:font-weight-complex="bold"/>
    </style:style>
    <style:style style:name="P13" style:family="paragraph" style:parent-style-name="Standard" style:list-style-name="L7">
      <style:text-properties fo:font-weight="bold" officeooo:rsid="000427e2" officeooo:paragraph-rsid="0003bcaf" style:font-weight-asian="bold" style:font-weight-complex="bold"/>
    </style:style>
    <style:style style:name="P14" style:family="paragraph" style:parent-style-name="Standard" style:list-style-name="L7">
      <style:text-properties fo:font-weight="bold" officeooo:rsid="00054bfc" officeooo:paragraph-rsid="0003bcaf" style:font-weight-asian="bold" style:font-weight-complex="bold"/>
    </style:style>
    <style:style style:name="P15" style:family="paragraph" style:parent-style-name="Standard" style:list-style-name="L7">
      <style:text-properties fo:font-weight="bold" officeooo:rsid="0006863b" officeooo:paragraph-rsid="0003bcaf" style:font-weight-asian="bold" style:font-weight-complex="bold"/>
    </style:style>
    <style:style style:name="P16" style:family="paragraph" style:parent-style-name="Standard" style:list-style-name="L7">
      <style:text-properties fo:font-weight="bold" officeooo:rsid="00085333" officeooo:paragraph-rsid="0003bcaf" style:font-weight-asian="bold" style:font-weight-complex="bold"/>
    </style:style>
    <style:style style:name="P17" style:family="paragraph" style:parent-style-name="Standard" style:list-style-name="L7">
      <style:text-properties fo:font-weight="bold" officeooo:rsid="000b97c2" officeooo:paragraph-rsid="0003bcaf" style:font-weight-asian="bold" style:font-weight-complex="bold"/>
    </style:style>
    <style:style style:name="P18" style:family="paragraph" style:parent-style-name="Standard" style:list-style-name="L7">
      <style:text-properties fo:font-weight="bold" officeooo:rsid="000c904f" officeooo:paragraph-rsid="0003bcaf" style:font-weight-asian="bold" style:font-weight-complex="bold"/>
    </style:style>
    <style:style style:name="P19" style:family="paragraph" style:parent-style-name="Standard" style:list-style-name="L7">
      <style:text-properties fo:font-weight="bold" officeooo:rsid="001197de" officeooo:paragraph-rsid="0003bcaf" style:font-weight-asian="bold" style:font-weight-complex="bold"/>
    </style:style>
    <style:style style:name="P20" style:family="paragraph" style:parent-style-name="Standard">
      <style:text-properties fo:font-weight="bold" officeooo:rsid="001197de" officeooo:paragraph-rsid="0003bcaf" style:font-weight-asian="bold" style:font-weight-complex="bold"/>
    </style:style>
    <style:style style:name="P21" style:family="paragraph" style:parent-style-name="Standard" style:list-style-name="L8">
      <style:text-properties fo:font-weight="bold" officeooo:rsid="00133b43" officeooo:paragraph-rsid="0003bcaf" style:font-weight-asian="bold" style:font-weight-complex="bold"/>
    </style:style>
    <style:style style:name="P22" style:family="paragraph" style:parent-style-name="Standard">
      <style:text-properties fo:font-weight="bold" officeooo:rsid="00133b43" officeooo:paragraph-rsid="0003bcaf" style:font-weight-asian="bold" style:font-weight-complex="bold"/>
    </style:style>
    <style:style style:name="P23" style:family="paragraph" style:parent-style-name="Standard" style:list-style-name="L8">
      <style:text-properties fo:font-weight="bold" officeooo:rsid="001f6e6f" officeooo:paragraph-rsid="0003bcaf" style:font-weight-asian="bold" style:font-weight-complex="bold"/>
    </style:style>
    <style:style style:name="P24" style:family="paragraph" style:parent-style-name="Standard" style:list-style-name="L8">
      <style:text-properties fo:font-weight="bold" officeooo:rsid="00149a9d" officeooo:paragraph-rsid="0003bcaf" style:font-weight-asian="bold" style:font-weight-complex="bold"/>
    </style:style>
    <style:style style:name="P25" style:family="paragraph" style:parent-style-name="Standard" style:list-style-name="L8">
      <style:text-properties fo:font-weight="bold" officeooo:rsid="001752d1" officeooo:paragraph-rsid="0003bcaf" style:font-weight-asian="bold" style:font-weight-complex="bold"/>
    </style:style>
    <style:style style:name="P26" style:family="paragraph" style:parent-style-name="Standard" style:list-style-name="L8">
      <style:text-properties fo:font-weight="bold" officeooo:rsid="001759be" officeooo:paragraph-rsid="0003bcaf" style:font-weight-asian="bold" style:font-weight-complex="bold"/>
    </style:style>
    <style:style style:name="P27" style:family="paragraph" style:parent-style-name="Standard" style:list-style-name="L8">
      <style:text-properties fo:font-weight="bold" officeooo:rsid="0018ebfc" officeooo:paragraph-rsid="0003bcaf" style:font-weight-asian="bold" style:font-weight-complex="bold"/>
    </style:style>
    <style:style style:name="P28" style:family="paragraph" style:parent-style-name="Standard" style:list-style-name="L8">
      <style:text-properties fo:font-weight="bold" officeooo:rsid="0019d9cd" officeooo:paragraph-rsid="0003bcaf" style:font-weight-asian="bold" style:font-weight-complex="bold"/>
    </style:style>
    <style:style style:name="P29" style:family="paragraph" style:parent-style-name="Standard" style:list-style-name="L8">
      <style:text-properties fo:font-weight="bold" officeooo:rsid="001b8a62" officeooo:paragraph-rsid="0003bcaf" style:font-weight-asian="bold" style:font-weight-complex="bold"/>
    </style:style>
    <style:style style:name="P30" style:family="paragraph" style:parent-style-name="Standard" style:list-style-name="L8">
      <style:text-properties fo:font-weight="bold" officeooo:rsid="001d7816" officeooo:paragraph-rsid="0003bcaf" style:font-weight-asian="bold" style:font-weight-complex="bold"/>
    </style:style>
    <style:style style:name="P31" style:family="paragraph" style:parent-style-name="Standard">
      <style:text-properties fo:font-weight="bold" officeooo:rsid="001d7816" officeooo:paragraph-rsid="0003bcaf" style:font-weight-asian="bold" style:font-weight-complex="bold"/>
    </style:style>
    <style:style style:name="T1" style:family="text">
      <style:text-properties officeooo:rsid="0001dc1f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209f5e" style:font-weight-asian="normal" style:font-weight-complex="normal"/>
    </style:style>
    <style:style style:name="T6" style:family="text">
      <style:text-properties style:text-underline-style="none" fo:font-weight="normal" officeooo:rsid="000a2bb9" style:font-weight-asian="normal" style:font-weight-complex="normal"/>
    </style:style>
    <style:style style:name="T7" style:family="text">
      <style:text-properties style:text-underline-style="none" fo:font-weight="normal" officeooo:rsid="000e1a29" style:font-weight-asian="normal" style:font-weight-complex="normal"/>
    </style:style>
    <style:style style:name="T8" style:family="text">
      <style:text-properties style:text-underline-style="none" fo:font-weight="normal" officeooo:rsid="000fc14f" style:font-weight-asian="normal" style:font-weight-complex="normal"/>
    </style:style>
    <style:style style:name="T9" style:family="text">
      <style:text-properties style:text-underline-style="none" fo:font-weight="normal" officeooo:rsid="00149a9d" style:font-weight-asian="normal" style:font-weight-complex="normal"/>
    </style:style>
    <style:style style:name="T10" style:family="text">
      <style:text-properties style:text-underline-style="none" fo:font-weight="normal" officeooo:rsid="001e812a" style:font-weight-asian="normal" style:font-weight-complex="normal"/>
    </style:style>
    <style:style style:name="T11" style:family="text">
      <style:text-properties style:text-underline-style="none" officeooo:rsid="000e1a29"/>
    </style:style>
    <style:style style:name="T12" style:family="text">
      <style:text-properties style:text-underline-style="none" officeooo:rsid="000fc14f"/>
    </style:style>
    <style:style style:name="T13" style:family="text">
      <style:text-properties style:text-underline-style="none" officeooo:rsid="001e812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1e421" style:font-weight-asian="normal" style:font-weight-complex="normal"/>
    </style:style>
    <style:style style:name="T16" style:family="text">
      <style:text-properties fo:font-weight="normal" officeooo:rsid="0003d2f8" style:font-weight-asian="normal" style:font-weight-complex="normal"/>
    </style:style>
    <style:style style:name="T17" style:family="text">
      <style:text-properties fo:color="#ce181e" fo:font-weight="normal" officeooo:rsid="0001e421" style:font-weight-asian="normal" style:font-weight-complex="normal"/>
    </style:style>
    <style:style style:name="T18" style:family="text">
      <style:text-properties officeooo:rsid="0001e421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0fc14f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2416cf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raestatais:</text:p>
      <text:list xml:id="list3874856145" text:style-name="L2">
        <text:list-item>
          <text:p text:style-name="P6">não <text:span text:style-name="T14">integram a Administração Pública;</text:span></text:p>
        </text:list-item>
        <text:list-item>
          <text:p text:style-name="P6"><text:span text:style-name="T14">pessoas privadas;</text:span></text:p>
        </text:list-item>
        <text:list-item>
          <text:p text:style-name="P6"><text:span text:style-name="T14">sem fins lucrativos;</text:span></text:p>
        </text:list-item>
        <text:list-item>
          <text:p text:style-name="P6"><text:span text:style-name="T14">exercem função típica </text:span>não<text:span text:style-name="T14"> exclusiva do Estado;</text:span></text:p>
        </text:list-item>
        <text:list-item>
          <text:p text:style-name="P6"><text:span text:style-name="T14">sujeitam-se ao controle direto e indireto do Poder Público;</text:span></text:p>
        </text:list-item>
        <text:list-item>
          <text:p text:style-name="P7"><text:span text:style-name="T14">integram o </text:span>3º setor<text:span text:style-name="T14">.</text:span></text:p>
        </text:list-item>
      </text:list>
      <text:p text:style-name="P8"><text:span text:style-name="T14"/></text:p>
      <text:p text:style-name="P8"><text:span text:style-name="T14">1º setor → Estado.</text:span></text:p>
      <text:p text:style-name="P8"><text:span text:style-name="T14">2º setor → mercado.</text:span></text:p>
      <text:p text:style-name="P8"><text:span text:style-name="T14">3º setor → paraestatais. </text:span><text:span text:style-name="T17">[presta atividade de interesse público]</text:span></text:p>
      <text:p text:style-name="P8"><text:span text:style-name="T15"/></text:p>
      <text:p text:style-name="P10"><text:span text:style-name="T18">E</text:span>ntidades do 3º setor<text:span text:style-name="T14"> </text:span>não<text:span text:style-name="T14"> precisam necessariamente manter vínculo com o Poder Público.</text:span></text:p>
      <text:list xml:id="list729153536" text:style-name="L6">
        <text:list-item>
          <text:p text:style-name="P9"><text:span text:style-name="T14">se </text:span>não<text:span text:style-name="T14"> mantiver vínculo → entidade do 3º setor;</text:span></text:p>
        </text:list-item>
        <text:list-item>
          <text:p text:style-name="P9"><text:span text:style-name="T14">se mantiver vínculo → entidade </text:span>paraestatal<text:span text:style-name="T14">.</text:span></text:p>
        </text:list-item>
      </text:list>
      <text:p text:style-name="P10"><text:span text:style-name="T14"/></text:p>
      <text:p text:style-name="P10"><text:span text:style-name="T16">Serviços Sociais Autônomos (SSA):</text:span></text:p>
      <text:list xml:id="list684363979" text:style-name="L7">
        <text:list-item>
          <text:p text:style-name="P11"><text:span text:style-name="T14">criação → autorização por lei;</text:span></text:p>
        </text:list-item>
        <text:list-item>
          <text:p text:style-name="P11"><text:span text:style-name="T14">aquisição de PJ → inscrição dos atos constitutivos no registro competente;</text:span></text:p>
        </text:list-item>
        <text:list-item>
          <text:p text:style-name="P12"><text:span text:style-name="T14">atividades mantidas predominantemente por contribuições </text:span>compulsórias<text:span text:style-name="T14"> de certos contribuintes (</text:span>contribuições parafiscais<text:span text:style-name="T14">);</text:span></text:p>
          <text:list>
            <text:list-item>
              <text:p text:style-name="P13"><text:span text:style-name="T14">RFB arrecada;</text:span></text:p>
            </text:list-item>
            <text:list-item>
              <text:p text:style-name="P13"><text:span text:style-name="T14">RFB remete </text:span><text:span text:style-name="T2">diretamente</text:span><text:span text:style-name="T4"> às entidades, logo </text:span><text:span text:style-name="T2">não</text:span><text:span text:style-name="T4"> transita pelo Erário;</text:span></text:p>
            </text:list-item>
            <text:list-item>
              <text:p text:style-name="P14"><text:span text:style-name="T4">aplicação </text:span><text:span text:style-name="T2">deve</text:span><text:span text:style-name="T4"> estar vinculada aos objetivos institucionais definidos na lei instituidora;</text:span></text:p>
            </text:list-item>
            <text:list-item>
              <text:p text:style-name="P15"><text:span text:style-name="T4">contribuintes → PJ incluíd</text:span><text:span text:style-name="T5">a</text:span><text:span text:style-name="T4">s no setor econômico a que está vinculada a entidade;</text:span></text:p>
            </text:list-item>
          </text:list>
        </text:list-item>
        <text:list-item>
          <text:p text:style-name="P16"><text:span text:style-name="T2">não</text:span><text:span text:style-name="T4"> prestam serviço público delegado pelo Estado, mas </text:span><text:span text:style-name="T2">atividade privada de interesse público</text:span><text:span text:style-name="T4"> </text:span><text:span text:style-name="T6">(serviços não exclusivos do Estado);</text:span></text:p>
        </text:list-item>
        <text:list-item>
          <text:p text:style-name="P17"><text:span text:style-name="T6">v</text:span><text:span text:style-name="T4">inculados à supervisão ministerial e devem prestar contas ao TCU;</text:span></text:p>
        </text:list-item>
        <text:list-item>
          <text:p text:style-name="P18"><text:span text:style-name="T4">TCU: SSAs, nas suas contratações, devem observar </text:span><text:span text:style-name="T20">apenas</text:span><text:span text:style-name="T4"> os princípios da Administração Pública, e </text:span><text:span text:style-name="T2">não</text:span><text:span text:style-name="T4"> necessariamente os procedimentos previstos na L8666, </text:span><text:span text:style-name="T7">podendo </text:span><text:span text:style-name="T11">editar regulamentos próprios</text:span><text:span text:style-name="T7"> para definir regras relativas a</text:span><text:span text:style-name="T8">os contratos, mas </text:span><text:span text:style-name="T12">não</text:span><text:span text:style-name="T8"> podem </text:span><text:span text:style-name="T21">inovar</text:span><text:span text:style-name="T8"> no ordenamento jurídico;</text:span></text:p>
        </text:list-item>
        <text:list-item>
          <text:p text:style-name="P19"><text:span text:style-name="T12">n</text:span><text:span text:style-name="T2">ão</text:span><text:span text:style-name="T4"> estão obrigadas a realizar concurso público para contratar pessoal.</text:span></text:p>
        </text:list-item>
      </text:list>
      <text:p text:style-name="P20"><text:span text:style-name="T4"/></text:p>
      <text:p text:style-name="P22"><text:span text:style-name="T4">Organizações Sociais </text:span><text:span text:style-name="T9">(OS)</text:span><text:span text:style-name="T4">:</text:span></text:p>
      <text:list xml:id="list1993028835" text:style-name="L8">
        <text:list-item>
          <text:p text:style-name="P21"><text:span text:style-name="T4">mediante </text:span><text:span text:style-name="T19">contrato de gestão</text:span><text:span text:style-name="T4">;</text:span></text:p>
        </text:list-item>
        <text:list-item>
          <text:p text:style-name="P23"><text:span text:style-name="T4">pode resultar de extinção de entidade integrante da Administração Pública Indireta (Programa de Publicização);</text:span></text:p>
        </text:list-item>
        <text:list-item>
          <text:p text:style-name="P24"><text:span text:style-name="T4">requisitos para se qualificar como OS:</text:span></text:p>
          <text:list>
            <text:list-item>
              <text:p text:style-name="P24"><text:span text:style-name="T4">PJ de direito privado;</text:span></text:p>
            </text:list-item>
            <text:list-item>
              <text:p text:style-name="P24"><text:span text:style-name="T4">sem fins lucrativos;</text:span></text:p>
            </text:list-item>
            <text:list-item>
              <text:p text:style-name="P24"><text:span text:style-name="T4">atividades: ensino, pesquisa científica, desenvolvimento tecnológico, proteção do meio ambiente, cultura, saúde;</text:span></text:p>
            </text:list-item>
          </text:list>
        </text:list-item>
        <text:list-item>
          <text:p text:style-name="P25"><text:span text:style-name="T4">a qualificação como OS é </text:span><text:span text:style-name="T2">ato discricionário</text:span><text:span text:style-name="T4"> do Poder Público;</text:span></text:p>
        </text:list-item>
        <text:list-item>
          <text:p text:style-name="P26"><text:span text:style-name="T4">contrato de gestão deve observar o LIMPE e também:</text:span></text:p>
          <text:list>
            <text:list-item>
              <text:p text:style-name="P26"><text:span text:style-name="T4">especificar </text:span><text:span text:style-name="T2">programa de trabalho</text:span><text:span text:style-name="T4"> e </text:span><text:span text:style-name="T2">estipular metas</text:span><text:span text:style-name="T4">;</text:span></text:p>
            </text:list-item>
            <text:list-item>
              <text:p text:style-name="P26"><text:soft-page-break/><text:span text:style-name="T4">prever </text:span><text:span text:style-name="T2">avaliação de desempenho</text:span><text:span text:style-name="T4">, mediante indicadores de qualidade e produtividade;</text:span></text:p>
            </text:list-item>
            <text:list-item>
              <text:p text:style-name="P26"><text:span text:style-name="T4">estipular </text:span><text:span text:style-name="T2">limites e critérios para despesa com remuneração</text:span><text:span text:style-name="T4"> e vantagens de qualquer natureza a serem percebidas pelos dirigentes e empregados;</text:span></text:p>
            </text:list-item>
          </text:list>
        </text:list-item>
        <text:list-item>
          <text:p text:style-name="P27"><text:span text:style-name="T2">não</text:span><text:span text:style-name="T4"> prestam serviço público delegado pelo Estado, mas </text:span><text:span text:style-name="T2">atividade privada de interesse público</text:span><text:span text:style-name="T4"> (serviços não exclusivos do Estado);</text:span></text:p>
        </text:list-item>
        <text:list-item>
          <text:p text:style-name="P28"><text:span text:style-name="T4">o fomento do Estado à OS pode se dar:</text:span></text:p>
          <text:list>
            <text:list-item>
              <text:p text:style-name="P28"><text:span text:style-name="T4">por destinação de recursos orçamentários;</text:span></text:p>
            </text:list-item>
            <text:list-item>
              <text:p text:style-name="P28"><text:span text:style-name="T4">por destinação de bens públicos, </text:span><text:span text:style-name="T2">dispensada </text:span><text:span text:style-name="T4">a licitação, mediante permissão de uso;</text:span></text:p>
            </text:list-item>
            <text:list-item>
              <text:p text:style-name="P28"><text:span text:style-name="T4">por cessão especial de servidor, devendo o </text:span><text:span text:style-name="T2">órgão de origem</text:span><text:span text:style-name="T4"> arcar com sua remuneração;</text:span></text:p>
            </text:list-item>
          </text:list>
        </text:list-item>
        <text:list-item>
          <text:p text:style-name="P29"><text:span text:style-name="T4">quando Administração Pública contrata com OS, a licitação é </text:span><text:span text:style-name="T2">dispensável </text:span><text:span text:style-name="T4">desde que o serviço esteja previsto no contrato de gestão;</text:span></text:p>
        </text:list-item>
        <text:list-item>
          <text:p text:style-name="P30"><text:span text:style-name="T10">se a OS for a </text:span><text:span text:style-name="T13">contratante</text:span><text:span text:style-name="T10">, ela </text:span><text:span text:style-name="T13">não</text:span><text:span text:style-name="T10"> precisa realizar licitação</text:span><text:span text:style-name="T4">.</text:span></text:p>
        </text:list-item>
      </text:list>
      <text:p text:style-name="P31"><text:span text:style-name="T4"/></text:p>
      <text:p text:style-name="P4"><text:span text:style-name="T2">Organizações da Sociedade Civil de Interesse Público (OSCIP):</text:span></text:p>
      <text:list xml:id="list2778009038" text:style-name="L9">
        <text:list-item>
          <text:p text:style-name="P3"><text:span text:style-name="T2">mediante </text:span><text:span text:style-name="T22">termo de </text:span><text:span text:style-name="T23">parceria</text:span><text:span text:style-name="T2">;</text:span></text:p>
        </text:list-item>
        <text:list-item>
          <text:p text:style-name="P2"><text:span text:style-name="T2">só podem se qualificar como OSCIP as PJs de direito privado sem fins lucrativos que tenha sido </text:span><text:span text:style-name="T3">constituídas</text:span><text:span text:style-name="T2"> e se encontrem em </text:span><text:span text:style-name="T3">funcionamento regular </text:span><text:span text:style-name="T2">há pelo menos </text:span><text:span text:style-name="T3">3 anos</text:span><text:span text:style-name="T2">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1c39" officeooo:paragraph-rsid="00001c39"/>
    </style:style>
    <style:style style:name="MT1" style:family="text">
      <style:text-properties officeooo:rsid="0001dc1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Paraestatais e terceiro setor. <text:span text:style-name="MT1">Agências reguladoras e executivas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4T15:34:38.642000000</dc:date>
    <meta:editing-duration>PT40S</meta:editing-duration>
    <meta:editing-cycles>3</meta:editing-cycles>
    <meta:document-statistic meta:table-count="0" meta:image-count="0" meta:object-count="0" meta:page-count="2" meta:paragraph-count="48" meta:word-count="500" meta:character-count="3224" meta:non-whitespace-character-count="2810"/>
  </office:meta>
</office:document-meta>
</file>